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8856" calcext:value-type="float">
            <text:p>98.2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5752" calcext:value-type="float">
            <text:p>97.0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73056" calcext:value-type="float">
            <text:p>124.2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804" calcext:value-type="float">
            <text:p>110.0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6256" calcext:value-type="float">
            <text:p>104.1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2464" calcext:value-type="float">
            <text:p>91.3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0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9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9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9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8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8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8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4504</text:p>
          </table:table-cell>
          <table:table-cell office:value-type="string" calcext:value-type="string">
            <text:p>198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